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essionMethodArgumentResolverTests.handle( WebSession user , Mono &lt; WebSession &gt; userMono , Single &lt; WebSession &gt; single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SessionMethodArgumentResolver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SessionMethodArgumentResolverTests.resolverArgu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